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 fo:text-align="center"/>
      <style:text-properties fo:color="#000000"/>
    </style:style>
    <style:style style:name="T2" style:parent-style-name="Tipodeletrapredefinidodoparágrafo" style:family="text">
      <style:text-properties fo:font-style="italic" style:font-style-asian="italic" style:font-style-complex="italic"/>
    </style:style>
    <style:style style:name="T3" style:parent-style-name="Tipodeletrapredefinidodoparágrafo" style:family="text">
      <style:text-properties fo:font-style="italic" style:font-style-asian="italic" style:font-style-complex="italic"/>
    </style:style>
    <style:style style:name="T4" style:parent-style-name="Tipodeletrapredefinidodoparágrafo" style:family="text">
      <style:text-properties fo:font-style="italic" style:font-style-asian="italic" style:font-style-complex="italic"/>
    </style:style>
    <style:style style:name="T5" style:parent-style-name="Tipodeletrapredefinidodoparágrafo" style:family="text">
      <style:text-properties fo:font-style="italic" style:font-style-asian="italic" style:font-style-complex="italic"/>
    </style:style>
    <style:style style:name="T6" style:parent-style-name="Tipodeletrapredefinidodoparágrafo" style:family="text">
      <style:text-properties fo:background-color="#FFFF00"/>
    </style:style>
    <style:style style:name="T7" style:parent-style-name="Tipodeletrapredefinidodoparágrafo" style:family="text">
      <style:text-properties fo:font-weight="bold" style:font-weight-asian="bold" style:font-weight-complex="bold"/>
    </style:style>
    <style:style style:name="T8" style:parent-style-name="Tipodeletrapredefinidodoparágrafo" style:family="text">
      <style:text-properties fo:font-style="italic" style:font-style-asian="italic" style:font-style-complex="italic"/>
    </style:style>
    <style:style style:name="T9" style:parent-style-name="Tipodeletrapredefinidodoparágrafo" style:family="text">
      <style:text-properties fo:font-style="italic" style:font-style-asian="italic" style:font-style-complex="italic"/>
    </style:style>
    <style:style style:name="P10" style:parent-style-name="Título1" style:family="paragraph">
      <style:text-properties fo:color="#000000"/>
    </style:style>
    <style:style style:name="P11" style:parent-style-name="Título1" style:family="paragraph">
      <style:text-properties fo:color="#000000"/>
    </style:style>
    <style:style style:name="T12" style:parent-style-name="Tipodeletrapredefinidodoparágrafo" style:family="text">
      <style:text-properties fo:font-style="italic" style:font-style-asian="italic" style:font-style-complex="italic"/>
    </style:style>
    <style:style style:name="T13" style:parent-style-name="Tipodeletrapredefinidodoparágrafo" style:family="text">
      <style:text-properties fo:font-style="italic" style:font-style-asian="italic" style:font-style-complex="italic"/>
    </style:style>
    <style:style style:name="T14" style:parent-style-name="Tipodeletrapredefinidodoparágrafo" style:family="text">
      <style:text-properties fo:font-style="italic" style:font-style-asian="italic" style:font-style-complex="italic"/>
    </style:style>
    <style:style style:name="T15" style:parent-style-name="Tipodeletrapredefinidodoparágrafo" style:family="text">
      <style:text-properties fo:font-style="italic" style:font-style-asian="italic" style:font-style-complex="italic"/>
    </style:style>
    <style:style style:name="T16" style:parent-style-name="Tipodeletrapredefinidodoparágrafo" style:family="text">
      <style:text-properties fo:font-style="italic" style:font-style-asian="italic" style:font-style-complex="italic"/>
    </style:style>
    <style:style style:name="T17" style:parent-style-name="Tipodeletrapredefinidodoparágrafo" style:family="text">
      <style:text-properties fo:background-color="#FFFF00"/>
    </style:style>
    <style:style style:name="P18" style:parent-style-name="Título1" style:family="paragraph">
      <style:text-properties fo:color="#000000"/>
    </style:style>
    <style:style style:name="T19" style:parent-style-name="Tipodeletrapredefinidodoparágrafo" style:family="text">
      <style:text-properties style:use-window-font-color="true"/>
    </style:style>
    <style:style style:name="T20" style:parent-style-name="Tipodeletrapredefinidodoparágrafo" style:family="text">
      <style:text-properties fo:font-style="italic" style:font-style-asian="italic" style:font-style-complex="italic"/>
    </style:style>
    <style:style style:name="P21" style:parent-style-name="Normal" style:list-style-name="LFO1" style:family="paragraph"/>
    <style:style style:name="T22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23" style:parent-style-name="Tipodeletrapredefinidodoparágrafo" style:family="text">
      <style:text-properties fo:font-weight="bold" style:font-weight-asian="bold" style:font-weight-complex="bold"/>
    </style:style>
    <style:style style:name="P24" style:parent-style-name="Normal" style:list-style-name="LFO1" style:family="paragraph"/>
    <style:style style:name="T25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26" style:parent-style-name="Tipodeletrapredefinidodoparágrafo" style:family="text">
      <style:text-properties fo:font-weight="bold" style:font-weight-asian="bold" style:font-weight-complex="bold"/>
    </style:style>
    <style:style style:name="P27" style:parent-style-name="Normal" style:list-style-name="LFO1" style:family="paragraph"/>
    <style:style style:name="T28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29" style:parent-style-name="Tipodeletrapredefinidodoparágrafo" style:family="text">
      <style:text-properties fo:font-weight="bold" style:font-weight-asian="bold" style:font-weight-complex="bold"/>
    </style:style>
    <style:style style:name="P30" style:parent-style-name="Normal" style:list-style-name="LFO1" style:family="paragraph"/>
    <style:style style:name="T31" style:parent-style-name="Tipodeletrapredefinidodoparágrafo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" style:parent-style-name="Tipodeletrapredefinidodoparágrafo" style:family="text">
      <style:text-properties fo:font-weight="bold" style:font-weight-asian="bold" style:font-weight-complex="bold"/>
    </style:style>
    <style:style style:name="T33" style:parent-style-name="Tipodeletrapredefinidodoparágrafo" style:family="text">
      <style:text-properties fo:background-color="#FFFF00"/>
    </style:style>
    <style:style style:name="T34" style:parent-style-name="Tipodeletrapredefinidodoparágrafo" style:family="text">
      <style:text-properties fo:font-style="italic" style:font-style-asian="italic" style:font-style-complex="italic"/>
    </style:style>
    <style:style style:name="P35" style:parent-style-name="Normal" style:family="paragraph">
      <style:paragraph-properties fo:break-before="page"/>
      <style:text-properties fo:hyphenate="true"/>
    </style:style>
    <style:style style:name="P36" style:parent-style-name="Título2" style:family="paragraph">
      <style:text-properties style:use-window-font-color="true"/>
    </style:style>
    <style:style style:name="P37" style:parent-style-name="Título2" style:family="paragraph">
      <style:text-properties style:use-window-font-color="true"/>
    </style:style>
    <style:style style:name="T38" style:parent-style-name="Tipodeletrapredefinidodoparágrafo" style:family="text">
      <style:text-properties fo:font-style="italic" style:font-style-asian="italic" style:font-style-complex="italic"/>
    </style:style>
    <style:style style:name="T39" style:parent-style-name="Tipodeletrapredefinidodoparágrafo" style:family="text">
      <style:text-properties fo:font-weight="bold" style:font-weight-asian="bold" style:font-weight-complex="bold"/>
    </style:style>
    <style:style style:name="T40" style:parent-style-name="Tipodeletrapredefinidodoparágrafo" style:family="text">
      <style:text-properties fo:background-color="#FFFF00"/>
    </style:style>
    <style:style style:name="P41" style:parent-style-name="Normal" style:family="paragraph">
      <style:text-properties fo:background-color="#FFFF00"/>
    </style:style>
    <style:style style:name="P42" style:parent-style-name="Título2" style:family="paragraph">
      <style:text-properties style:use-window-font-color="true"/>
    </style:style>
    <style:style style:name="T43" style:parent-style-name="Tipodeletrapredefinidodoparágrafo" style:family="text">
      <style:text-properties fo:font-weight="bold" style:font-weight-asian="bold" style:font-weight-complex="bold"/>
    </style:style>
    <style:style style:name="T44" style:parent-style-name="Tipodeletrapredefinidodoparágrafo" style:family="text">
      <style:text-properties fo:font-weight="bold" style:font-weight-asian="bold" style:font-weight-complex="bold"/>
    </style:style>
    <style:style style:name="T45" style:parent-style-name="Tipodeletrapredefinidodoparágrafo" style:family="text">
      <style:text-properties fo:font-weight="bold" style:font-weight-asian="bold" style:font-weight-complex="bold"/>
    </style:style>
    <style:style style:name="P46" style:parent-style-name="Título1" style:family="paragraph">
      <style:text-properties fo:color="#000000"/>
    </style:style>
    <style:style style:name="P47" style:parent-style-name="Normal" style:family="paragraph">
      <style:text-properties fo:background-color="#FFFF00"/>
    </style:style>
    <style:style style:name="P48" style:parent-style-name="Título2" style:family="paragraph">
      <style:text-properties style:use-window-font-color="true"/>
    </style:style>
    <style:style style:name="T49" style:parent-style-name="Tipodeletrapredefinidodoparágrafo" style:family="text">
      <style:text-properties fo:color="#000000"/>
    </style:style>
  </office:automatic-styles>
  <office:body>
    <office:text text:use-soft-page-breaks="true">
      <text:h text:style-name="P1" text:outline-level="1">Classificação multitécnica lexical</text:h>
      <text:p text:style-name="Normal"><text:tab/><text:tab/>Bruno Santos nº<text:s/><text:tab/>Eduardo Bagulho nº<text:tab/><text:tab/>Gonçalo Rosa nº<text:s/></text:p>
      <text:p text:style-name="Normal">Resumo<text:s/></text:p>
      <text:p text:style-name="Normal">Este trabalho tem como objetivo complementar a unidade curricular de<text:s/><text:span text:style-name="T2">Text Mining</text:span>, aprofundando o conhecimento na área da classificação de textos e nos procedimentos a ela associados. O foco incidirá sobre avaliações de filmes publicadas na plataforma<text:s/><text:span text:style-name="T3">IMDB</text:span>. Numa primeira fase, serão utilizadas ferramentas pré-existentes com vista à definição de uma linha de base (<text:span text:style-name="T4">baseline</text:span>), que servirá de referência para a avaliação do desempenho dos classificadores desenvolvidos posteriormente. Estes classificadores serão baseados em modelos<text:s/><text:span text:style-name="T5">transformer</text:span>, redes neuronais e recursos léxicos. Na fase final, será realizada uma comparação entre os modelos implementados, com base nos resultados obtidos e nas respetivas métricas de desempenho.</text:p>
      <text:p text:style-name="Normal"><text:span text:style-name="T6">(as opções mais relevantes e as principais conclusões obtidas)</text:span></text:p>
      <text:p text:style-name="Normal"><text:span text:style-name="T7">Palavras-chave</text:span>:<text:s/><text:span text:style-name="T8">text minig</text:span>; classificação de textos;<text:s/><text:span text:style-name="T9">transformers</text:span>; redes neuronais;<text:s/>IMDB; análise de sentimentos; recursos léxicos.</text:p>
      <text:h text:style-name="P10" text:outline-level="1">Introdução<text:s/></text:h>
      <text:p text:style-name="Normal">O trabalho proposto<text:s/></text:p>
      <text:h text:style-name="P11" text:outline-level="1">Dados utilizados</text:h>
      <text:p text:style-name="Normal">Das várias opções consideradas, optou-se pela utilização das avaliações publicadas na plataforma<text:s/><text:span text:style-name="T12">IMDB</text:span>. O<text:s/><text:span text:style-name="T13">dataset</text:span><text:s/>utilizado contém três colunas: um identificador único (<text:span text:style-name="T14">id</text:span>), o<text:s/><text:span text:style-name="T15">feedback</text:span><text:s/>textual e a respetiva<text:s/><text:span text:style-name="T16">label</text:span><text:s/>associada ao sentimento expresso no comentário (positivo, negativo).</text:p>
      <text:p text:style-name="Normal">Para complementar a classificação baseada em modelos estatísticos e neuronais, foram também utilizados dois léxicos: um disponibilizado pelo docente da unidade curricular, e outro obtido através de uma pesquisa bibliográfica<text:s/><text:span text:style-name="T17">(introduzir referência</text:span>). Estes léxicos funcionarão como dicionários sentimentais, contendo um vasto conjunto de palavras associadas a valores que representam a sua carga emocional. Desta forma, os classificadores poderão associar cada palavra a um determinado valor sentimental, contribuindo para uma análise mais interpretável e orientada por conhecimento linguístico.</text:p>
      <text:p text:style-name="Normal"/>
      <text:h text:style-name="P18" text:outline-level="1">Trabalho realizado</text:h>
      <text:h text:style-name="Título2" text:outline-level="2"><text:span text:style-name="T19">Baselines</text:span></text:h>
      <text:p text:style-name="Normal">Numa fase inicial, procedeu-se à criação de<text:s/><text:span text:style-name="T20">baselines</text:span><text:s/>utilizando três ferramentas distintas de análise de sentimentos:<text:s/>VADER Sentiment, Stanza e TextBlob. Estas ferramentas permitem estabelecer uma referência inicial de desempenho na classificação de sentimentos, que servirá de base para melhorias futuras com classificadores próprios.</text:p>
      <text:p text:style-name="Normal">Para esta etapa, o conjunto de dados foi utilizado tal como se encontra, ou seja, sem qualquer tipo de pré-processamento ou tratamento. O principal objetivo foi avaliar o desempenho “bruto” de cada ferramenta, simulando um cenário realista e não otimizado.</text:p>
      <text:p text:style-name="Normal">Em cada caso, foram extraídas as seguintes métricas de avaliação:</text:p>
      <text:list text:style-name="LFO1" text:continue-numbering="true">
        <text:list-item>
          <text:p text:style-name="P21"><text:span text:style-name="T22">Accuracy</text:span><text:span text:style-name="T23"><text:s/>(Acurácia):</text:span><text:s/>Mede a proporção de classificações corretas (positivas e negativas) em relação ao total de previsões realizadas.</text:p>
        </text:list-item>
        <text:list-item>
          <text:p text:style-name="P24"><text:span text:style-name="T25">Precision<text:s/></text:span><text:span text:style-name="T26">(Precisão):</text:span><text:s/>Indica a proporção de casos classificados como positivos que são, de facto, positivos.</text:p>
        </text:list-item>
        <text:list-item>
          <text:p text:style-name="P27"><text:span text:style-name="T28">Recall</text:span><text:span text:style-name="T29"><text:s/>(Sensibilidade):</text:span><text:s/>Mede a capacidade da ferramenta em identificar corretamente os casos positivos entre todos os casos positivos reais.</text:p>
        </text:list-item>
        <text:list-item>
          <text:p text:style-name="P30"><text:span text:style-name="T31">F1-Score</text:span><text:span text:style-name="T32"><text:s/>(F-Medida):</text:span><text:s/>Corresponde à média harmónica entre a precisão e a revocação, oferecendo uma medida equilibrada do desempenho, especialmente útil em casos de dados não balanceados.</text:p>
        </text:list-item>
      </text:list>
      <text:p text:style-name="Normal">Estas métricas foram calculadas com o intuito de fornecer uma base comparativa clara do desempenho de cada ferramenta na tarefa de análise de sentimentos. Os resultados obtidos funcionarão como referência para avaliar o impacto e a melhoria trazida pelos modelos supervisionados que serão desenvolvidos numa fase posterior.</text:p>
      <text:p text:style-name="Normal"><text:span text:style-name="T33">(Gráfico das métricas)</text:span></text:p>
      <text:p text:style-name="Normal">Após a avaliação das métricas obtidas para cada ferramenta iremos criar um classificador nosso, este irá possuir a possibilidade de usar negação na classificação do texto. Teremos de começar por tratar os dados originais como<text:s/><text:span text:style-name="T34">tokenization</text:span>, remover palavras desnecessárias para a classificação.<text:s/>´<text:line-break/></text:p>
      <text:p text:style-name="P35"/>
      <text:h text:style-name="P36" text:outline-level="2">Classificador</text:h>
      <text:p text:style-name="Normal">O classificador a desenvolver terá a tarefa de usar o léxico para classifica</text:p>
      <text:h text:style-name="P37" text:outline-level="2">Transformer</text:h>
      <text:p text:style-name="Normal">O Transformer é uma arquitetura de redes neurais apresentada em 2017 no artigo<text:s/><text:span text:style-name="T38">“Attention is All You Need”</text:span><text:s/>por Vaswani et al. Ele revolucionou o campo de Processamento de Linguagem Natural (PLN<text:span text:style-name="T39">)</text:span><text:s/>ao abandonar estruturas sequenciais como RNNs e LSTMs.</text:p>
      <text:p text:style-name="Normal">A ideia principal do Transformer é que cada palavra (token) em uma frase pode “prestar atenção” a outras palavras da mesma frase, independentemente da distância entre elas. Isso permite entender o contexto de maneira muito mais eficiente. Além disso, a arquitetura é altamente paralelizável, o que acelera muito o treinamento em grandes volumes de dados.</text:p>
      <text:p text:style-name="Normal">Essa arquitetura deu origem a diversos modelos de linguagem poderosos, como o GPT, T5, e claro, o BERT.</text:p>
      <text:p text:style-name="Normal">O BERT (Bidirectional Encoder Representations from Transformers) é um modelo de linguagem lançado pelo Google em 2018, revolucionando o campo do Processamento de Linguagem Natural (PLN). Diferente de modelos tradicionais que analisam textos de forma unidirecional (como o GPT), o BERT utiliza uma abordagem bidirecional, capturando o contexto de cada palavra a partir de seus tokens vizinhos tanto à esquerda quanto à direita. Essa capacidade permite uma compreensão mais<text:s/>detalhada<text:s/>das relações entre termos em uma frase.</text:p>
      <text:p text:style-name="Normal"><text:span text:style-name="T40">(Gráfico das métricas)</text:span></text:p>
      <text:p text:style-name="P41">descrevendo os procedimentos efetuados, as opções tomadas, os recursos utilizados e os resultados obtidos (deve fazer uma subsecção por cada uma das etapas + análise de resultados);</text:p>
      <text:h text:style-name="P42" text:outline-level="2">Support Vector Machine</text:h>
      <text:p text:style-name="Normal">O<text:s/>Support<text:span text:style-name="T43"><text:s/></text:span>Vector<text:span text:style-name="T44"><text:s/></text:span>Machine (SVM)<text:span text:style-name="T45"><text:s/></text:span>é um algoritmo de aprendizado supervisionado amplamente utilizado para tarefas de<text:s/>classificação<text:s/>e<text:s/>regressão. Desenvolvido com base na teoria de aprendizado estatístico, o SVM se destaca por sua capacidade de lidar com dados linear e não linearmente separáveis, garantindo alta eficácia mesmo em conjuntos de dados complexos.</text:p>
      <text:h text:style-name="P46" text:outline-level="1">Trabalho relacionado</text:h>
      <text:p text:style-name="P47">incluindo aspetos a melhorar no futuro; e, bibliografia utilizada.</text:p>
      <text:h text:style-name="P48" text:outline-level="2">Bibliografia</text:h>
      <text:h text:style-name="Título1" text:outline-level="1"><text:span text:style-name="T49">Conclusões</text:span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style:rfc-language-tag="en-150" fo:language="en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language="pt" fo:country="PT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 fo:language="pt" fo:country="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 fo:language="pt" fo:country="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 fo:language="pt" fo:country="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 fo:language="pt" fo:country="PT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 fo:language="pt" fo:country="PT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 fo:language="pt" fo:country="PT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 fo:language="pt" fo:country="PT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 fo:language="pt" fo:country="PT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 fo:language="pt" fo:country="PT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language="pt" fo:country="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 fo:language="pt" fo:country="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 fo:language="pt" fo:country="PT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 fo:language="pt" fo:country="PT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Gonçalo Rosa</meta:initial-creator>
    <dc:creator>Gonçalo Rosa</dc:creator>
    <meta:creation-date>2025-04-06T15:24:00Z</meta:creation-date>
    <dc:date>2025-04-08T10:28:00Z</dc:date>
    <meta:template xlink:href="Normal.dotm" xlink:type="simple"/>
    <meta:editing-cycles>2</meta:editing-cycles>
    <meta:editing-duration>PT12660S</meta:editing-duration>
    <meta:document-statistic meta:page-count="1" meta:paragraph-count="11" meta:word-count="878" meta:character-count="5875" meta:row-count="41" meta:non-whitespace-character-count="5008"/>
  </office:meta>
</office:document-meta>
</file>